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a9e6e"/>
    </style:style>
    <style:style style:name="P2" style:family="paragraph" style:parent-style-name="Standard">
      <style:paragraph-properties fo:text-align="start" style:justify-single-word="false"/>
      <style:text-properties officeooo:paragraph-rsid="005f959f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fa50" officeooo:paragraph-rsid="003efa5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3ba037" officeooo:paragraph-rsid="003efa5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1be82" officeooo:paragraph-rsid="0061be82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959f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959f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officeooo:rsid="001e6b34" officeooo:paragraph-rsid="001e6b34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f5eb8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paragraph-rsid="001e6b34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165f6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1e6b34" officeooo:paragraph-rsid="001e6b3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4cc58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rsid="005165f6" officeooo:paragraph-rsid="0052e3b6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officeooo:rsid="005165f6" officeooo:paragraph-rsid="0051c778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officeooo:rsid="0051c778" officeooo:paragraph-rsid="0054cc58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officeooo:rsid="0051c778" officeooo:paragraph-rsid="0054f200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officeooo:rsid="0051c778" officeooo:paragraph-rsid="0051c778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d07c2" officeooo:paragraph-rsid="003d07c2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d07c2" officeooo:paragraph-rsid="005165f6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61be82" officeooo:paragraph-rsid="0061be8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officeooo:rsid="0054f200" officeooo:paragraph-rsid="0054f200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DejaVu Sans Condensed" officeooo:rsid="0052e3b6" officeooo:paragraph-rsid="0052e3b6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54cc58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3a9e6e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51c778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5165f6"/>
    </style:style>
    <style:style style:name="P33" style:family="paragraph" style:parent-style-name="Standard" style:list-style-name="L3">
      <style:paragraph-properties fo:text-align="start" style:justify-single-word="false"/>
      <style:text-properties officeooo:paragraph-rsid="0051c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officeooo:rsid="00410289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f5eb8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6b34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5165f6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a9e6e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1c77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efa5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52e3b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4cc58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0465c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f5eb8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410289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3a9e6e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4177bc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e6b3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51c77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2e3b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4cc5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54f200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55c63f" style:font-size-asian="12pt" style:font-weight-asian="normal" style:font-size-complex="12pt" style:font-weight-complex="normal"/>
    </style:style>
    <style:style style:name="T25" style:family="text">
      <style:text-properties fo:font-size="12pt" officeooo:rsid="003a9e6e" style:font-size-asian="12pt" style:font-size-complex="12pt"/>
    </style:style>
    <style:style style:name="T26" style:family="text">
      <style:text-properties fo:font-size="12pt" officeooo:rsid="003efa50" style:font-size-asian="12pt" style:font-size-complex="12pt"/>
    </style:style>
    <style:style style:name="T27" style:family="text">
      <style:text-properties fo:font-size="12pt" officeooo:rsid="0051c778" style:font-size-asian="12pt" style:font-size-complex="12pt"/>
    </style:style>
    <style:style style:name="T28" style:family="text">
      <style:text-properties fo:font-size="12pt" officeooo:rsid="0055c63f" style:font-size-asian="12pt" style:font-size-complex="12pt"/>
    </style:style>
    <style:style style:name="T29" style:family="text">
      <style:text-properties style:font-name="DejaVu Sans Condensed" fo:font-size="12pt" fo:font-style="italic" fo:font-weight="normal" officeooo:rsid="003efa5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DejaVu Sans Condensed" fo:font-size="12pt" fo:font-style="italic" fo:font-weight="normal" officeooo:rsid="005165f6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DejaVu Sans Condensed" fo:font-size="12pt" fo:font-style="italic" fo:font-weight="normal" officeooo:rsid="0054f20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10289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5165f6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51c778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52e3b6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55fce9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56bee4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6321ea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636039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47" style:family="text">
      <style:text-properties style:font-name="DejaVu Sans Condensed" fo:font-size="12pt" fo:font-weight="normal" officeooo:rsid="005165f6" style:font-size-asian="12pt" style:font-weight-asian="normal" style:font-size-complex="12pt" style:font-weight-complex="normal"/>
    </style:style>
    <style:style style:name="T48" style:family="text">
      <style:text-properties style:font-name="DejaVu Sans Condensed" fo:font-size="12pt" fo:font-weight="normal" officeooo:rsid="003a9e6e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normal" officeooo:rsid="0051c778" style:font-size-asian="12pt" style:font-weight-asian="normal" style:font-size-complex="12pt" style:font-weight-complex="normal"/>
    </style:style>
    <style:style style:name="T50" style:family="text">
      <style:text-properties style:font-name="DejaVu Sans Condensed" fo:font-size="12pt" fo:font-weight="normal" officeooo:rsid="0052e3b6" style:font-size-asian="12pt" style:font-weight-asian="normal" style:font-size-complex="12pt" style:font-weight-complex="normal"/>
    </style:style>
    <style:style style:name="T51" style:family="text">
      <style:text-properties style:font-name="DejaVu Sans Condensed" fo:font-size="12pt" fo:font-weight="normal" officeooo:rsid="0054f200" style:font-size-asian="12pt" style:font-weight-asian="normal" style:font-size-complex="12pt" style:font-weight-complex="normal"/>
    </style:style>
    <style:style style:name="T52" style:family="text">
      <style:text-properties style:font-name="DejaVu Sans Condensed" fo:font-size="12pt" fo:font-weight="normal" officeooo:rsid="003efa50" style:font-size-asian="12pt" style:font-weight-asian="normal" style:font-size-complex="12pt" style:font-weight-complex="normal"/>
    </style:style>
    <style:style style:name="T53" style:family="text">
      <style:text-properties style:font-name="DejaVu Sans Condensed" fo:font-size="12pt" fo:font-weight="normal" officeooo:rsid="0054cc58" style:font-size-asian="12pt" style:font-weight-asian="normal" style:font-size-complex="12pt" style:font-weight-complex="normal"/>
    </style:style>
    <style:style style:name="T54" style:family="text">
      <style:text-properties style:font-name="DejaVu Sans Condensed" fo:font-size="12pt" fo:font-weight="normal" officeooo:rsid="0055c63f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normal" officeooo:rsid="0055fce9" style:font-size-asian="12pt" style:font-weight-asian="normal" style:font-size-complex="12pt" style:font-weight-complex="normal"/>
    </style:style>
    <style:style style:name="T56" style:family="text">
      <style:text-properties style:font-name="DejaVu Sans Condensed" fo:font-size="12pt" fo:font-weight="normal" officeooo:rsid="0056bee4" style:font-size-asian="12pt" style:font-weight-asian="normal" style:font-size-complex="12pt" style:font-weight-complex="normal"/>
    </style:style>
    <style:style style:name="T57" style:family="text">
      <style:text-properties style:font-name="DejaVu Sans Condensed" officeooo:rsid="0051c778"/>
    </style:style>
    <style:style style:name="T58" style:family="text">
      <style:text-properties style:font-name="DejaVu Sans Condensed" fo:font-weight="bold" officeooo:rsid="0051c778" style:font-weight-asian="bold" style:font-weight-complex="bold"/>
    </style:style>
    <style:style style:name="T59" style:family="text">
      <style:text-properties style:font-name="DejaVu Sans Condensed" fo:font-weight="bold" officeooo:rsid="0052e3b6" style:font-weight-asian="bold" style:font-weight-complex="bold"/>
    </style:style>
    <style:style style:name="T60" style:family="text">
      <style:text-properties style:font-name="DejaVu Sans Condensed" officeooo:rsid="0052e3b6"/>
    </style:style>
    <style:style style:name="T61" style:family="text">
      <style:text-properties officeooo:rsid="0049590f"/>
    </style:style>
    <style:style style:name="T6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62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E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2"><text:span text:style-name="T37">5</text:span><text:span text:style-name="T38">0</text:span><text:span text:style-name="T45">7</text:span><text:span text:style-name="T32"> - </text:span><text:span text:style-name="T33">A/G </text:span><text:span text:style-name="T34">- </text:span><text:span text:style-name="T35">JDAM, </text:span><text:span text:style-name="T36">JSOW</text:span></text:p>
      <text:p text:style-name="P3"/>
      <text:p text:style-name="P5"><text:span text:style-name="T1">Master Arm</text:span> ... <text:span text:style-name="T1">ON</text:span></text:p>
      <text:p text:style-name="P5"><text:span text:style-name="T1">Master Mode</text:span> ... <text:span text:style-name="T1">A/G</text:span></text:p>
      <text:p text:style-name="P6"/>
      <text:p text:style-name="P4"><text:span text:style-name="T2">J</text:span>DAM <text:span text:style-name="T3">and JSOW -- </text:span><text:span text:style-name="T61">Basically the same, but JSOW has longer range</text:span></text:p>
      <text:p text:style-name="P1"><text:span text:style-name="T29">TOO mode (regular target designation using </text:span><text:span text:style-name="T31">tpod</text:span><text:span text:style-name="T29">, A/G radar, HMD,</text:span><text:span text:style-name="T30"> </text:span><text:span text:style-name="T31">w</text:span><text:span text:style-name="T30">aypoint </text:span><text:span text:style-name="T31">d</text:span><text:span text:style-name="T30">esignate, </text:span><text:span text:style-name="T29">etc)</text:span></text:p>
      <text:list xml:id="list4229184803" text:style-name="L1">
        <text:list-item>
          <text:p text:style-name="P12"><text:span text:style-name="T14">Go to </text:span><text:span text:style-name="T4">STORES</text:span><text:span text:style-name="T13"> page (left MFD)</text:span><text:span text:style-name="T21"> and set up weapon</text:span><text:span text:style-name="T13">:</text:span></text:p>
          <text:list>
            <text:list-item>
              <text:p text:style-name="P13"><text:span text:style-name="T15">Select </text:span><text:span text:style-name="T16">weapons</text:span><text:span text:style-name="T15">. <text:s/></text:span><text:span text:style-name="T17">Once selected, the JDAM/</text:span><text:span text:style-name="T18">JSOW</text:span><text:span text:style-name="T17"> start</text:span><text:span text:style-name="T18">s</text:span><text:span text:style-name="T17"> aligning, which can take up to 8 minutes. <text:s/>DO NOT UNSELECT THEM or they will lose alignment. <text:s/>Some other weapons like HARMs and Mavericks can be selected at the same time.</text:span></text:p>
            </text:list-item>
            <text:list-item>
              <text:p text:style-name="P16"><text:span text:style-name="T25">Press </text:span><text:span text:style-name="T4">MODE </text:span><text:span text:style-name="T8">PP</text:span><text:span text:style-name="T28"> OSB</text:span><text:span text:style-name="T25"> to change to </text:span><text:span text:style-name="T8">MODE TOO</text:span><text:span text:style-name="T25">. <text:s/></text:span><text:span text:style-name="T27">MODE is </text:span><text:span text:style-name="T9">per pylon</text:span><text:span text:style-name="T27">. <text:s/>Recommended to </text:span><text:span text:style-name="T26">press </text:span><text:span text:style-name="T10">STEP</text:span><text:span text:style-name="T26"> OSB and set </text:span><text:span text:style-name="T9">MODE TOO</text:span><text:span text:style-name="T26"> for </text:span><text:span text:style-name="T25">each pylon.</text:span></text:p>
            </text:list-item>
            <text:list-item>
              <text:p text:style-name="P14"><text:span text:style-name="T5">E</text:span><text:span text:style-name="T6">FUZ</text:span><text:span text:style-name="T19"> ... </text:span><text:span text:style-name="T7">As desired</text:span></text:p>
            </text:list-item>
          </text:list>
        </text:list-item>
        <text:list-item>
          <text:p text:style-name="P17"><text:span text:style-name="T22">Press </text:span><text:span text:style-name="T12">JDAM DSPLY</text:span><text:span text:style-name="T22"> OSB on STORES page:</text:span></text:p>
          <text:list>
            <text:list-item>
              <text:list>
                <text:list-item>
                  <text:p text:style-name="P18"><text:span text:style-name="T4">REL TYPE</text:span><text:span text:style-name="T13"> ... </text:span><text:span text:style-name="T4">MAN</text:span><text:span text:style-name="T13"> (default, LOFT and FD</text:span><text:span text:style-name="T21"> (Flight Director)</text:span><text:span text:style-name="T13"> not implemented yet)</text:span></text:p>
                </text:list-item>
                <text:list-item>
                  <text:p text:style-name="P18"><text:span text:style-name="T11">QTY</text:span><text:span text:style-name="T21"> ... </text:span><text:span text:style-name="T11">As desired</text:span><text:span text:style-name="T21"> (all bombs released in the same release pulse will go to the same target)</text:span></text:p>
                </text:list-item>
              </text:list>
            </text:list-item>
          </text:list>
        </text:list-item>
        <text:list-item>
          <text:p text:style-name="P17"><text:span text:style-name="T22">Press </text:span><text:span text:style-name="T12">MSN</text:span><text:span text:style-name="T22"> OSB on JDAM DSPLY page to go to mission setup page:</text:span></text:p>
          <text:list>
            <text:list-item>
              <text:p text:style-name="P17"><text:span text:style-name="T13">Press </text:span><text:span text:style-name="T4">T</text:span><text:span text:style-name="T12">OO UFC</text:span><text:span text:style-name="T13"> OSB</text:span><text:span text:style-name="T20"> to set terminal</text:span><text:span text:style-name="T22"> attack</text:span><text:span text:style-name="T20"> parameters on UFC</text:span><text:span text:style-name="T23"> (may not be fully implemented, LAR may not take terminal settings into account??)</text:span><text:span text:style-name="T20">:</text:span></text:p>
              <text:list>
                <text:list-item>
                  <text:p text:style-name="P28"><text:span text:style-name="T58">HDG</text:span><text:span text:style-name="T57"> -- Heading of bomb at time of impact, 0 to 359 deg</text:span><text:span text:style-name="T60"> (press </text:span><text:span text:style-name="T59">HDG UNDF</text:span><text:span text:style-name="T60"> OSB to reset)</text:span></text:p>
                </text:list-item>
                <text:list-item>
                  <text:p text:style-name="P28"><text:span text:style-name="T58">ANG</text:span><text:span text:style-name="T57"> -- Impact angle of bomb, 0 to 90 deg.</text:span></text:p>
                </text:list-item>
                <text:list-item>
                  <text:p text:style-name="P20"><text:span text:style-name="T12">VEL</text:span><text:span text:style-name="T22"> -- Velocity at impact, 100 to 26800 feet per second.</text:span></text:p>
                </text:list-item>
              </text:list>
            </text:list-item>
          </text:list>
        </text:list-item>
        <text:list-item>
          <text:p text:style-name="P29"><text:span text:style-name="T46">Designate target with </text:span><text:span text:style-name="T51">tpod</text:span><text:span text:style-name="T46"> (see steps </text:span><text:span text:style-name="T52">on other page</text:span><text:span text:style-name="T46">)</text:span><text:span text:style-name="T53"> or other method.</text:span></text:p>
        </text:list-item>
        <text:list-item>
          <text:p text:style-name="P30"><text:span text:style-name="T48">When </text:span><text:span text:style-name="T35">IN ZONE</text:span><text:span text:style-name="T48">, hold </text:span><text:span text:style-name="T40">Red Button</text:span><text:span text:style-name="T48"> to drop bomb.</text:span></text:p>
        </text:list-item>
      </text:list>
      <text:list text:style-name="L2">
        <text:list-item>
          <text:list>
            <text:list-item>
              <text:p text:style-name="P31"><text:span text:style-name="T49">If attacking multiple targets, slew tpod to next target</text:span><text:span text:style-name="T56">,</text:span><text:span text:style-name="T55"> press </text:span><text:span text:style-name="T42">TDC </text:span><text:span text:style-name="T43">press</text:span><text:span text:style-name="T55"> to designate new target</text:span><text:span text:style-name="T49">, press </text:span><text:span text:style-name="T40">Red Button</text:span><text:span text:style-name="T49"> again</text:span><text:span text:style-name="T55">.</text:span></text:p>
            </text:list-item>
          </text:list>
        </text:list-item>
      </text:list>
      <text:list xml:id="list230539373644760" text:continue-list="list4229184803" text:style-name="L1">
        <text:list-item>
          <text:p text:style-name="P23">You can see the LAR (Launch Acceptable Region/drop zone) in the HSI page (not SA page).</text:p>
        </text:list-item>
        <text:list-item>
          <text:p text:style-name="P23">Accuracy may be affected by max range, try to drop nearer to the middle of the LAR.</text:p>
        </text:list-item>
      </text:list>
      <text:p text:style-name="P7">PP mode (entering coordinates directly into the bombs so you can drop them without a designated target)</text:p>
      <text:list text:style-name="L3">
        <text:list-item>
          <text:p text:style-name="P26"><text:span text:style-name="T14">F</text:span><text:span text:style-name="T13">ollow steps above to step 3, but set </text:span><text:span text:style-name="T4">MODE PP</text:span><text:span text:style-name="T13"> (default) instead of TOO. <text:s/>Then on the </text:span><text:span text:style-name="T4">MSN</text:span><text:span text:style-name="T13"> page:</text:span></text:p>
          <text:list>
            <text:list-item>
              <text:p text:style-name="P32"><text:span text:style-name="T54">Box</text:span><text:span text:style-name="T47"> </text:span><text:span text:style-name="T39">PP1</text:span><text:span text:style-name="T47"> OSB (will be crossed out)</text:span><text:span text:style-name="T54"> to</text:span><text:span text:style-name="T47"> set up the first target point.</text:span></text:p>
            </text:list-item>
            <text:list-item>
              <text:p text:style-name="P19"><text:span text:style-name="T13">Press </text:span><text:span text:style-name="T4">TGT</text:span><text:span text:style-name="T13"> OSB</text:span><text:span text:style-name="T20"> to set target position and terminal parameters on UFC</text:span><text:span text:style-name="T21"> (press </text:span><text:span text:style-name="T11">TGT</text:span><text:span text:style-name="T21"> </text:span><text:span text:style-name="T24">OSB </text:span><text:span text:style-name="T21">again to return to this UFC menu)</text:span><text:span text:style-name="T20">:</text:span></text:p>
              <text:list>
                <text:list-item>
                  <text:p text:style-name="P21"><text:span text:style-name="T4">TERM</text:span><text:span text:style-name="T13"> -- Terminal attack parameters</text:span><text:span text:style-name="T23"> (may not be fully implemented, LAR may not take terminal settings into account??)</text:span><text:span text:style-name="T13">:</text:span></text:p>
                  <text:list>
                    <text:list-item>
                      <text:p text:style-name="P33"><text:span text:style-name="T58">HDG</text:span><text:span text:style-name="T57"> -- Heading of bomb at time of impact, 0 to 359 deg</text:span><text:span text:style-name="T60"> (press </text:span><text:span text:style-name="T59">HDG UNDF</text:span><text:span text:style-name="T60"> OSB to reset)</text:span></text:p>
                    </text:list-item>
                    <text:list-item>
                      <text:p text:style-name="P33"><text:span text:style-name="T58">ANG</text:span><text:span text:style-name="T57"> -- Impact angle of bomb, 0 to 90 deg.</text:span></text:p>
                    </text:list-item>
                    <text:list-item>
                      <text:p text:style-name="P22"><text:span text:style-name="T1">VEL</text:span> -- Velocity at impact, 100 to 26800 feet per second.</text:p>
                    </text:list-item>
                  </text:list>
                </text:list-item>
                <text:list-item>
                  <text:p text:style-name="P33"><text:span text:style-name="T39">POSN</text:span><text:span text:style-name="T47"> </text:span><text:span text:style-name="T50">--</text:span><text:span text:style-name="T49"> </text:span><text:span text:style-name="T41">LAT</text:span><text:span text:style-name="T50"> and </text:span><text:span text:style-name="T41">LONG</text:span><text:span text:style-name="T50"> as </text:span><text:span text:style-name="T39">DDMMSS</text:span><text:span text:style-name="T47">, enter, </text:span><text:span text:style-name="T39">decimal SS</text:span><text:span text:style-name="T47">, enter</text:span></text:p>
                </text:list-item>
                <text:list-item>
                  <text:p text:style-name="P22"><text:span text:style-name="T4">ELEV</text:span><text:span text:style-name="T13"> </text:span><text:span text:style-name="T21">--</text:span><text:span text:style-name="T13"> feet or meters</text:span></text:p>
                </text:list-item>
              </text:list>
            </text:list-item>
            <text:list-item>
              <text:p text:style-name="P27"><text:span text:style-name="T17">A</text:span><text:span text:style-name="T13">fter all parameters are valid, PP1 should not be crossed out. <text:s/>Target is now valid and HUD displays countdown to in-range.</text:span></text:p>
            </text:list-item>
          </text:list>
        </text:list-item>
        <text:list-item>
          <text:p text:style-name="P15"><text:span text:style-name="T17">When </text:span><text:span text:style-name="T8">IN ZONE</text:span><text:span text:style-name="T17">, hold pickle to drop bomb.</text:span></text:p>
        </text:list-item>
        <text:list-item>
          <text:p text:style-name="P24">You can see the LAR (Launch Acceptable Region/drop zone) in the HSI page (not SA page).</text:p>
        </text:list-item>
        <text:list-item>
          <text:p text:style-name="P24">Accuracy may be affected by max range, try to drop nearer to the middle of the LAR.</text:p>
        </text:list-item>
      </text:list>
      <text:p text:style-name="P8"/>
      <text:p text:style-name="P9">JDAM toss/loft attack -- WIP</text:p>
      <text:list text:style-name="L4">
        <text:list-item>
          <text:p text:style-name="P25">Wait until almost IN RANGE before pulling, at most 5 seconds away. <text:s/>IN RANGE cue should appear when still a good distance away (~5 nmi??). <text:s/>Pull up to around 15-25 deg and pickle. <text:s/>As long as you're IN ZONE the exact release parameters don't matter mu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37.899000000</dc:date>
    <meta:editing-duration>PT13H12M47S</meta:editing-duration>
    <meta:editing-cycles>67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4" meta:word-count="613" meta:character-count="3112" meta:non-whitespace-character-count="2564"/>
  </office:meta>
</office:document-meta>
</file>